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1b2260" officeooo:paragraph-rsid="001b2260" style:font-size-asian="10.5pt" style:font-size-complex="12pt"/>
    </style:style>
    <style:style style:name="P2" style:family="paragraph" style:parent-style-name="Preformatted_20_Text" style:list-style-name="L1">
      <style:text-properties fo:font-size="12pt" officeooo:rsid="001b2260" officeooo:paragraph-rsid="001b2260" style:font-size-asian="10.5pt" style:font-size-complex="12pt"/>
    </style:style>
    <style:style style:name="P3" style:family="paragraph" style:parent-style-name="Preformatted_20_Text" style:list-style-name="L2">
      <style:text-properties fo:font-size="12pt" officeooo:rsid="001b2260" officeooo:paragraph-rsid="001b2260" style:font-size-asian="10.5pt" style:font-size-complex="12pt"/>
    </style:style>
    <style:style style:name="T1" style:family="text">
      <style:text-properties officeooo:rsid="001be4bd"/>
    </style:style>
    <style:style style:name="T2" style:family="text">
      <style:text-properties officeooo:rsid="001c11ae"/>
    </style:style>
    <style:style style:name="T3" style:family="text">
      <style:text-properties officeooo:rsid="001c1d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1">Name: Saurabh Gangurde</text:p>
      <text:p text:style-name="P1">Roll Number:14D070009</text:p>
      <text:p text:style-name="P1"/>
      <text:p text:style-name="P1"/>
      <text:p text:style-name="P1"/>
      <text:p text:style-name="P1"/>
      <text:p text:style-name="P1">Work done till now:</text:p>
      <text:p text:style-name="P1"/>
      <text:list xml:id="list6693983740620799767" text:style-name="L1">
        <text:list-item>
          <text:p text:style-name="P2">learned Roth<text:span text:style-name="T1">'</text:span>s 5 valued algebra and D algorithm to finding test vector genertion for combinational circuits.</text:p>
        </text:list-item>
        <text:list-item>
          <text:p text:style-name="P2">Implemented simplified model of Roth's 5 valued algebra in python using object oriented concepts of python.</text:p>
        </text:list-item>
        <text:list-item>
          <text:p text:style-name="P2">Contributed to propagation step.</text:p>
        </text:list-item>
      </text:list>
      <text:p text:style-name="P1"/>
      <text:p text:style-name="P1"/>
      <text:p text:style-name="P1"/>
      <text:p text:style-name="P1">Work to be done:</text:p>
      <text:p text:style-name="P1"/>
      <text:list xml:id="list1032636118941520345" text:style-name="L2">
        <text:list-item>
          <text:p text:style-name="P3">contribut<text:span text:style-name="T3">e</text:span> to implement back tracing in combinational circuit after applying <text:s/>propagation step<text:span text:style-name="T3">(which is the toughest step in our project)</text:span>.</text:p>
        </text:list-item>
        <text:list-item>
          <text:p text:style-name="P3">Comparing output of D algorithm with Output of SAT solver which is inbuilt in pyEDA</text:p>
        </text:list-item>
        <text:list-item>
          <text:p text:style-name="P3">Optimi<text:span text:style-name="T2">z</text:span>ing D-Algorithm and apply PODEM if possi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7T13:25:21.110042233</dc:date>
    <meta:generator>LibreOffice/4.2.8.2$Linux_X86_64 LibreOffice_project/420m0$Build-2</meta:generator>
    <meta:editing-duration>PT1M23S</meta:editing-duration>
    <meta:editing-cycles>3</meta:editing-cycles>
    <meta:document-statistic meta:table-count="0" meta:image-count="0" meta:object-count="0" meta:page-count="1" meta:paragraph-count="10" meta:word-count="96" meta:character-count="609" meta:non-whitespace-character-count="528"/>
  </office:meta>
</office:document-meta>
</file>